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eec13" officeooo:paragraph-rsid="001eec13"/>
    </style:style>
    <style:style style:name="P2" style:family="paragraph" style:parent-style-name="Standard">
      <style:text-properties officeooo:rsid="001f42aa" officeooo:paragraph-rsid="001f42aa"/>
    </style:style>
    <style:style style:name="P3" style:family="paragraph" style:parent-style-name="Standard">
      <style:text-properties officeooo:rsid="0020fdde" officeooo:paragraph-rsid="0020fdde"/>
    </style:style>
    <style:style style:name="P4" style:family="paragraph" style:parent-style-name="Standard">
      <style:text-properties officeooo:paragraph-rsid="0020fdde"/>
    </style:style>
    <style:style style:name="T1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20fdde"/>
    </style:style>
    <style:style style:name="T3" style:family="text">
      <style:text-properties officeooo:rsid="001f42aa"/>
    </style:style>
    <style:style style:name="T4" style:family="text">
      <style:text-properties officeooo:rsid="0020f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гра 100 спичек</text:p>
      <text:p text:style-name="P1">Пользователю представляется возможность, сыграть в игру со спичкам.</text:p>
      <text:p text:style-name="P1"/>
      <text:p text:style-name="P1">Правила этой игры: <text:span text:style-name="T3">на столе 100 спичек, нужно брать не меньше 1 и не больше 10.</text:span></text:p>
      <text:p text:style-name="P2">Проигрывает тот, кто забирает последнюю спичку.</text:p>
      <text:p text:style-name="P2"/>
      <text:p text:style-name="P2">Цель создать игру, где человек может сразиться с компьютером и выявить кто сильнее</text:p>
      <text:p text:style-name="P2"/>
      <text:p text:style-name="P2">Формат входных данных: сколько спичек хочет взять человек.</text:p>
      <text:p text:style-name="P2"/>
      <text:p text:style-name="P3">Детали реализации</text:p>
      <text:p text:style-name="P3"/>
      <text:p text:style-name="P4"><text:span text:style-name="T4">-</text:span><text:span text:style-name="T1">-Для вывода ошибок и информации о них будет красный цвет.</text:span></text:p>
      <text:p text:style-name="P4"><text:span text:style-name="T1">--</text:span><text:span text:style-name="T2">Для проверки хода будет использовать функция correct_mov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6:42:57.276885602</meta:creation-date>
    <dc:date>2022-08-26T17:20:47.875783702</dc:date>
    <meta:editing-duration>PT7M2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9" meta:word-count="75" meta:character-count="482" meta:non-whitespace-character-count="418"/>
  </office:meta>
</office:document-meta>
</file>